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5.9cm"/>
    </style:style>
    <style:style style:name="Table1.D" style:family="table-column">
      <style:table-column-properties style:column-width="4.392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7cm" fo:keep-together="always"/>
    </style:style>
    <style:style style:name="Table1.A4" style:family="table-cell">
      <style:table-cell-properties style:vertical-align="bottom" fo:padding="0.097cm" fo:border="none"/>
    </style:style>
    <style:style style:name="Table1.5" style:family="table-row">
      <style:table-row-properties style:row-height="0.422cm"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="0.097cm" fo:border="0.05pt solid #000000"/>
    </style:style>
    <style:style style:name="Table1.14" style:family="table-row">
      <style:table-row-properties fo:keep-together="always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5" style:family="table-row">
      <style:table-row-properties fo:keep-together="always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fo:keep-together="always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fo:keep-together="always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ff00bc" officeooo:paragraph-rsid="010b0d4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4a6ac2" officeooo:paragraph-rsid="01100e32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11fd3e" officeooo:paragraph-rsid="0111fd3e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1pt" officeooo:paragraph-rsid="01126af9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c2d41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91cf71" officeooo:paragraph-rsid="010ef534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7b50a1" officeooo:paragraph-rsid="010ef534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1da2136" officeooo:paragraph-rsid="01126af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10pt" fo:font-weight="normal" officeooo:paragraph-rsid="01126af9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paragraph-rsid="01126af9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14" style:family="paragraph" style:parent-style-name="Table_20_Contents">
      <style:text-properties style:font-name="Liberation Serif" fo:font-size="8pt" officeooo:paragraph-rsid="010fd5ba" style:font-size-asian="8pt" style:font-size-complex="8pt"/>
    </style:style>
    <style:style style:name="P15" style:family="paragraph" style:parent-style-name="Table_20_Contents">
      <style:text-properties style:font-name="Liberation Serif" fo:font-size="8pt" officeooo:paragraph-rsid="0111fd3e" style:font-size-asian="8pt" style:font-size-complex="8pt"/>
    </style:style>
    <style:style style:name="P16" style:family="paragraph" style:parent-style-name="Table_20_Contents">
      <style:text-properties style:font-name="Liberation Serif" fo:font-size="8pt" officeooo:paragraph-rsid="01126af9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4a6ac2" officeooo:paragraph-rsid="01100e32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4a6ac2" officeooo:paragraph-rsid="0111fd3e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6ac2" officeooo:paragraph-rsid="01100e3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1" style:family="paragraph" style:parent-style-name="Table_20_Contents">
      <style:text-properties fo:font-size="8pt" officeooo:paragraph-rsid="010fd5ba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1f7fdc" officeooo:paragraph-rsid="00a8d5a6" style:font-size-asian="10pt" style:font-weight-asian="bold" style:font-size-complex="10pt" style:font-weight-complex="bold"/>
    </style:style>
    <style:style style:name="P23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24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10pt" fo:font-weight="bold" officeooo:paragraph-rsid="01126af9" style:font-size-asian="10pt" style:font-weight-asian="bold" style:font-size-complex="10pt" style:font-weight-complex="bold"/>
    </style:style>
    <style:style style:name="P25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15b2bd" style:font-size-asian="13pt" style:font-weight-asian="bold" style:font-size-complex="13pt" style:font-weight-complex="bold"/>
    </style:style>
    <style:style style:name="P26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1162f58" style:font-size-asian="12pt" style:font-weight-asian="bold" style:font-size-complex="12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08ec51c"/>
    </style:style>
    <style:style style:name="T4" style:family="text">
      <style:text-properties style:font-name="arial" fo:font-size="9pt" style:text-underline-style="none" style:font-size-asian="9pt" style:font-name-complex="Arial" style:font-size-complex="9pt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officeooo:rsid="0090b61e"/>
    </style:style>
    <style:style style:name="T8" style:family="text">
      <style:text-properties officeooo:rsid="0155c8a7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23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2">S/No</text:p>
            </table:table-cell>
            <table:table-cell table:style-name="Table1.A2" office:value-type="string">
              <text:p text:style-name="P8">MRP No</text:p>
            </table:table-cell>
            <table:table-cell table:style-name="Table1.A2" office:value-type="string">
              <text:p text:style-name="P9"><text:span text:style-name="T7">Plan </text:span>Qty</text:p>
            </table:table-cell>
            <table:table-cell table:style-name="Table1.D2" office:value-type="string">
              <text:p text:style-name="P9">Uom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21"><text:span text:style-name="Source_20_Text"><text:span text:style-name="T6"><text:text-input text:description="&lt;for each=&quot;line in get_move_lines(o)&quot;&gt;">For move lines</text:text-inpu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7"><text:text-input text:description="&lt;if test=&quot;len(line['date'])&gt;0&quot;&gt;">If date</text:text-inpu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9"><text:text-input text:description="&lt;formatLang(line['date'],date=True)&gt;">Date</text:text-inpu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7"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7"><text:text-input text:description="&lt;if test=&quot;len(line['product'])&gt;0&quot;&gt;">If Product</text:text-inpu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3"><text:s text:c="6"/><text:text-input text:description="&lt;line['product']&gt;">Product</text:text-inpu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7"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8"><text:text-input text:description="&lt;if test=&quot;len(line['mrp_no'])&gt;0&quot;&gt;">If MO</text:text-input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office:value-type="string">
            <text:p text:style-name="P10"><text:text-input text:description="&lt;line['sr_no']&gt;">Sr No</text:text-input></text:p>
          </table:table-cell>
          <table:table-cell table:style-name="Table1.A2" office:value-type="string">
            <text:h text:style-name="P24" text:outline-level="2"><text:text-input text:description="&lt;line['mrp_no']&gt;">MRP NO</text:text-input></text:h>
          </table:table-cell>
          <table:table-cell table:style-name="Table1.A2" office:value-type="string">
            <text:p text:style-name="P11"><text:text-input text:description="&lt;line['qty']&gt;">Qty</text:text-input></text:p>
          </table:table-cell>
          <table:table-cell table:style-name="Table1.D2" office:value-type="string">
            <text:p text:style-name="P12"><text:text-input text:description="&lt;line['uom']&gt;">Uom</text:text-input></text:p>
          </table:table-cell>
        </table:table-row>
        <table:table-row table:style-name="Table1.13">
          <table:table-cell table:style-name="Table1.A13" table:number-columns-spanned="4" office:value-type="string">
            <text:p text:style-name="P15"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6" table:number-columns-spanned="4" office:value-type="string">
            <text:p text:style-name="P15"><text:text-input text:description="&lt;if test=&quot;line['total_qty']&gt;0&quot;&gt;">If total</text:text-input>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5" office:value-type="string">
            <text:p text:style-name="P15"/>
          </table:table-cell>
          <table:table-cell table:style-name="Table1.B15" office:value-type="string">
            <text:p text:style-name="P4">Total</text:p>
          </table:table-cell>
          <table:table-cell table:style-name="Table1.C15" office:value-type="string">
            <text:p text:style-name="P5"><text:text-input text:description="&lt;line['total_qty']&gt;">Total</text:text-input></text:p>
          </table:table-cell>
          <table:table-cell table:style-name="Table1.D15" office:value-type="string">
            <text:p text:style-name="P15"/>
          </table:table-cell>
        </table:table-row>
        <table:table-row table:style-name="Table1.16">
          <table:table-cell table:style-name="Table1.A16" table:number-columns-spanned="4" office:value-type="string">
            <text:p text:style-name="P16"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4" office:value-type="string">
            <text:p text:style-name="P14"><text:span text:style-name="Source_20_Text"><text:span text:style-name="T6"><text:text-input text:description="&lt;/for&gt;">For End</text:text-input></text:span></text:span></text:p>
          </table:table-cell>
          <table:covered-table-cell/>
          <table:covered-table-cell/>
          <table:covered-table-cell/>
        </table:table-row>
      </table:table>
      <text:p text:style-name="P13">Printed on <text:date style:data-style-name="N79" text:date-value="2017-01-31T11:33:52.539208210">Tuesday, January 31, 2017</text:date> at <text:time style:data-style-name="N42" text:time-value="2017-01-31T11:33:52.539342739">11:33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15b2bd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1162f58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ff00bc" officeooo:paragraph-rsid="010b0d4d" style:font-size-asian="11pt" style:font-weight-asian="bold" style:font-size-complex="11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c2d41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08ec51c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<text:span text:style-name="MT4">DAILY PRODUCTION PLAN REGISTER</text:span> </text:p>
        <text:p text:style-name="MP4"><text:span text:style-name="MT5">Date From </text:span><text:span text:style-name="MT5"><text:text-input text:description="&lt;formatLang(o.date_start,date=True)&gt;">Start Date</text:text-input></text:span><text:span text:style-name="MT5"> To </text:span><text:span text:style-name="MT5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33:52.411507390</dc:date>
    <meta:editing-duration>PT16H26M10S</meta:editing-duration>
    <meta:editing-cycles>274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107" meta:character-count="334" meta:non-whitespace-character-count="288"/>
  </office:meta>
</office:document-meta>
</file>